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INSTRUCTION SET</text:p>
          </table:table-cell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OPCODE</text:p>
          </table:table-cell>
          <table:table-cell table:style-name="ce5" office:value-type="string" calcext:value-type="string">
            <text:p>OPCODE NAME</text:p>
          </table:table-cell>
          <table:table-cell table:style-name="ce5" office:value-type="string" calcext:value-type="string">
            <text:p>FUNCT3</text:p>
          </table:table-cell>
          <table:table-cell table:style-name="ce5" office:value-type="string" calcext:value-type="string">
            <text:p>FUNCT7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B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FENCE</text:p>
          </table:table-cell>
          <table:table-cell table:style-name="ce10" office:value-type="float" office:value="1111" calcext:value-type="float">
            <text:p>0001111</text:p>
          </table:table-cell>
          <table:table-cell table:style-name="ce10" office:value-type="string" calcext:value-type="string">
            <text:p>MISC-ME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H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W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U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 or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HU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half-word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or equal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2">00/00/0000</text:date>, <text:time style:data-style-name="N2" text:time-value="18:02:56.931744661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2-01-22T20:12:28.869860099</dc:date>
    <meta:editing-cycles>54</meta:editing-cycles>
    <meta:editing-duration>P9DT8H41M2S</meta:editing-duration>
    <meta:document-statistic meta:table-count="1" meta:cell-count="367" meta:object-count="0"/>
  </office:meta>
</office:document-meta>
</file>